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4.274cm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5.5cm"/>
    </style:style>
    <style:style style:name="gr4" style:family="graphic" style:parent-style-name="objectwithoutfill">
      <style:graphic-properties draw:marker-end="Extrems_20_de_20_fletxa_20_1" draw:marker-end-width="0.3cm" draw:fill="none" draw:textarea-vertical-align="middle"/>
    </style:style>
    <style:style style:name="gr5" style:family="graphic" style:parent-style-name="objectwithoutfill">
      <style:graphic-properties draw:marker-end="Extrems_20_de_20_fletxa_20_2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1.876cm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5.25cm"/>
    </style:style>
    <style:style style:name="gr9" style:family="graphic" style:parent-style-name="objectwithoutfill">
      <style:graphic-properties draw:marker-end="Extrems_20_de_20_fletxa_20_3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Extrems_20_de_20_fletxa_20_4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Extrems_20_de_20_fletxa_20_5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cm" fo:min-width="4.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Extrems_20_de_20_fletxa_20_6" draw:marker-end-width="0.3cm" draw:fill="none" draw:textarea-vertical-align="middle"/>
    </style:style>
    <style:style style:name="gr15" style:family="graphic" style:parent-style-name="objectwithoutfill">
      <style:graphic-properties draw:marker-end="Extrems_20_de_20_fletxa_20_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6.75cm" svg:height="2cm" svg:x="7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75cm" svg:height="2cm" svg:x="7.5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75cm" svg:height="2cm" svg:x="7.25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9cm" svg:height="0.963cm" svg:x="9.91cm" svg:y="4.037cm">
          <draw:text-box>
            <text:p>inici</text:p>
          </draw:text-box>
        </draw:frame>
        <draw:frame draw:style-name="gr2" draw:text-style-name="P2" draw:layer="layout" svg:width="1.59cm" svg:height="0.963cm" svg:x="10.25cm" svg:y="19.537cm">
          <draw:text-box>
            <text:p>fi</text:p>
          </draw:text-box>
        </draw:frame>
        <draw:custom-shape draw:style-name="gr3" draw:text-style-name="P1" draw:layer="layout" svg:width="6cm" svg:height="1.75cm" svg:x="7.7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1.75cm" svg:x="7.75cm" svg:y="1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36cm" svg:height="0.963cm" svg:x="9cm" svg:y="7.287cm">
          <draw:text-box>
            <text:p>&lt;&lt;Any?&gt;&gt;</text:p>
          </draw:text-box>
        </draw:frame>
        <draw:line draw:style-name="gr4" draw:text-style-name="P3" draw:layer="layout" svg:x1="10.75cm" svg:y1="5.75cm" svg:x2="10.75cm" svg:y2="7cm">
          <text:p/>
        </draw:line>
        <draw:line draw:style-name="gr5" draw:text-style-name="P3" draw:layer="layout" svg:x1="10.75cm" svg:y1="9cm" svg:x2="10.75cm" svg:y2="10cm">
          <text:p/>
        </draw:line>
        <draw:custom-shape draw:style-name="gr6" draw:text-style-name="P1" draw:layer="layout" svg:width="4.75cm" svg:height="3.5cm" svg:x="8.5cm" svg:y="12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3.25cm" svg:height="1.673cm" svg:x="9.75cm" svg:y="13.5cm">
          <draw:text-box>
            <text:p><text:s text:c="2"/>Any%4=0</text:p>
          </draw:text-box>
        </draw:frame>
        <draw:custom-shape draw:style-name="gr8" draw:text-style-name="P1" draw:layer="layout" svg:width="5.75cm" svg:height="1.75cm" svg:x="1.5cm" svg:y="13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38cm" svg:height="0.963cm" svg:x="1.5cm" svg:y="14.037cm">
          <draw:text-box>
            <text:p>&lt;&lt;No de traspàs&gt;&gt;</text:p>
          </draw:text-box>
        </draw:frame>
        <draw:frame draw:style-name="gr2" draw:text-style-name="P2" draw:layer="layout" svg:width="3.245cm" svg:height="0.963cm" svg:x="9cm" svg:y="10.287cm">
          <draw:text-box>
            <text:p>Llegir any</text:p>
          </draw:text-box>
        </draw:frame>
        <draw:line draw:style-name="gr9" draw:text-style-name="P3" draw:layer="layout" svg:x1="8.5cm" svg:y1="14.5cm" svg:x2="7.25cm" svg:y2="14.5cm">
          <text:p text:style-name="P1"/>
          <text:p text:style-name="P1">ON </text:p>
          <text:p text:style-name="P1"><text:s/></text:p>
          <text:p text:style-name="P1"/>
        </draw:line>
        <draw:custom-shape draw:style-name="gr6" draw:text-style-name="P1" draw:layer="layout" svg:width="4.75cm" svg:height="3.5cm" svg:x="14cm" svg:y="12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3.935cm" svg:height="1.673cm" svg:x="15cm" svg:y="13.5cm">
          <draw:text-box>
            <text:p><text:s text:c="3"/>Any %100=0</text:p>
          </draw:text-box>
        </draw:frame>
        <draw:line draw:style-name="gr10" draw:text-style-name="P3" draw:layer="layout" svg:x1="13.25cm" svg:y1="14.5cm" svg:x2="14.25cm" svg:y2="14.5cm">
          <text:p text:style-name="P1">SÍ</text:p>
          <text:p text:style-name="P1"/>
          <text:p text:style-name="P1"/>
        </draw:line>
        <draw:line draw:style-name="gr11" draw:text-style-name="P3" draw:layer="layout" svg:x1="16.5cm" svg:y1="16.25cm" svg:x2="16.5cm" svg:y2="17.75cm">
          <text:p text:style-name="P1">NO</text:p>
        </draw:line>
        <draw:custom-shape draw:style-name="gr12" draw:text-style-name="P1" draw:layer="layout" svg:width="5cm" svg:height="1.25cm" svg:x="14.75cm" svg:y="18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4.5cm" svg:y1="15.5cm" svg:x2="4.5cm" svg:y2="20.25cm">
          <text:p/>
        </draw:line>
        <draw:line draw:style-name="gr14" draw:text-style-name="P3" draw:layer="layout" svg:x1="4.5cm" svg:y1="20.25cm" svg:x2="7.25cm" svg:y2="20.25cm">
          <text:p/>
        </draw:line>
        <draw:frame draw:style-name="gr2" draw:text-style-name="P2" draw:layer="layout" svg:width="5.497cm" svg:height="0.963cm" svg:x="14.75cm" svg:y="18.037cm">
          <draw:text-box>
            <text:p>«És de traspàs»</text:p>
          </draw:text-box>
        </draw:frame>
        <draw:line draw:style-name="gr13" draw:text-style-name="P3" draw:layer="layout" svg:x1="16.75cm" svg:y1="19.25cm" svg:x2="16.75cm" svg:y2="20.5cm">
          <text:p/>
        </draw:line>
        <draw:line draw:style-name="gr15" draw:text-style-name="P3" draw:layer="layout" svg:x1="16.75cm" svg:y1="20.5cm" svg:x2="14.5cm" svg:y2="20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roig" draw:display-name="Emplenat roig" draw:style="linear" draw:start-color="#ff6d6d" draw:end-color="#c9211e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draw:marker draw:name="Extrems_20_de_20_fletxa_20_5" draw:display-name="Extrems de fletxa 5" svg:viewBox="0 0 20 20" svg:d="M0 20l10-20 10 20z"/>
    <draw:marker draw:name="Extrems_20_de_20_fletxa_20_6" draw:display-name="Extrems de fletxa 6" svg:viewBox="0 0 20 20" svg:d="M0 20l10-20 10 20z"/>
    <draw:marker draw:name="Extrems_20_de_20_fletxa_20_7" draw:display-name="Extrems de fletxa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roig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1:36:57.371945946</meta:creation-date>
    <dc:date>2024-09-19T12:05:22.262959696</dc:date>
    <meta:editing-duration>PT9M47S</meta:editing-duration>
    <meta:editing-cycles>1</meta:editing-cycles>
    <meta:document-statistic meta:object-count="26"/>
    <meta:generator>LibreOffice/7.4.7.2$Linux_X86_64 LibreOffice_project/40$Build-2</meta:generator>
  </office:meta>
</office:document-meta>
</file>